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HandlerConnector.adaptResponse( MockServerHttpResponse response , Flux &lt; DataBuffer &gt; bod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HandlerConnector.doConnect( HttpMethod httpMethod , URI uri , Function &lt; ? super ClientHttpRequest , Mono &lt; Void &gt; &gt; requestCallbac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HttpHandlerConnector.connect( HttpMethod httpMethod , URI uri , Function &lt; ? super ClientHttpRequest , Mono &lt; Void &gt; &gt; request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HandlerConnector.log( String message , HttpMethod httpMethod , URI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ilureAfterResponseCompletedException.FailureAfterResponseCompletedException( ClientHttpResponse respons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HandlerConnector.prepareResponse( ServerHttpResponse response , ServerHttp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lureAfterResponseCompletedException.getCompleted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HandlerConnector.HttpHandlerConnector( Http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HandlerConnector.adaptRequest( MockClientHttpRequest request , Publisher &lt; DataBuffer &gt;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